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mpt design / mo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ain-complex-forced-t</text:p>
          </table:table-cell>
          <table:table-cell office:value-type="float" office:value="82.35" calcext:value-type="float">
            <text:p>82.35</text:p>
          </table:table-cell>
          <table:table-cell table:formula="of:=[.E5]-[.E$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l-complex-free-t</text:p>
          </table:table-cell>
          <table:table-cell office:value-type="float" office:value="66.23" calcext:value-type="float">
            <text:p>66.23</text:p>
          </table:table-cell>
          <table:table-cell table:formula="of:=[.E6]-[.E$5]" office:value-type="float" office:value="-16.12" calcext:value-type="float">
            <text:p>-16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k</text:p>
          </table:table-cell>
          <table:table-cell office:value-type="float" office:value="82.72" calcext:value-type="float">
            <text:p>82.72</text:p>
          </table:table-cell>
          <table:table-cell table:formula="of:=[.E7]-[.E$5]" office:value-type="float" office:value="0.370000000000005" calcext:value-type="float">
            <text:p>0.3700000000000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0k</text:p>
          </table:table-cell>
          <table:table-cell office:value-type="float" office:value="89.32" calcext:value-type="float">
            <text:p>89.32</text:p>
          </table:table-cell>
          <table:table-cell table:formula="of:=[.E8]-[.E$5]" office:value-type="float" office:value="6.97" calcext:value-type="float">
            <text:p>6.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andom examples</text:p>
          </table:table-cell>
          <table:table-cell office:value-type="float" office:value="84.11" calcext:value-type="float">
            <text:p>84.11</text:p>
          </table:table-cell>
          <table:table-cell table:formula="of:=[.E9]-[.E$5]" office:value-type="float" office:value="1.76000000000001" calcext:value-type="float">
            <text:p>1.76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elated examples</text:p>
          </table:table-cell>
          <table:table-cell office:value-type="float" office:value="90.2" calcext:value-type="float">
            <text:p>90.2</text:p>
          </table:table-cell>
          <table:table-cell table:formula="of:=[.E10]-[.E$5]" office:value-type="float" office:value="7.85000000000001" calcext:value-type="float">
            <text:p>7.85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s</text:p>
          </table:table-cell>
          <table:table-cell office:value-type="float" office:value="88.29" calcext:value-type="float">
            <text:p>88.29</text:p>
          </table:table-cell>
          <table:table-cell table:formula="of:=[.E11]-[.E$5]" office:value-type="float" office:value="5.94000000000001" calcext:value-type="float">
            <text:p>5.94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10:53.268014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53:32.781877171</meta:creation-date>
    <dc:date>2023-11-05T18:17:25.245377395</dc:date>
    <meta:editing-duration>PT3H7M58S</meta:editing-duration>
    <meta:editing-cycles>3</meta:editing-cycles>
    <meta:generator>LibreOffice/7.6.2.1$Linux_X86_64 LibreOffice_project/60$Build-1</meta:generator>
    <meta:document-statistic meta:table-count="1" meta:cell-count="24" meta:object-count="0"/>
  </office:meta>
</office:document-meta>
</file>